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9.26mm" svg:height="96.95mm" svg:x="91.41mm" svg:y="55.25mm">
            <loext:p draw:notify-on-update-of-ranges="Sheet1.A13:Sheet1.A13 Sheet1.A14:Sheet1.A18 Sheet1.B13:Sheet1.B13 Sheet1.B14:Sheet1.B18 Sheet1.C13:Sheet1.C13 Sheet1.C14:Sheet1.C18 Sheet1.D13:Sheet1.D13 Sheet1.D14:Sheet1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ce1" table:number-columns-repeated="2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icroblaze</text:p>
          </table:table-cell>
          <table:table-cell table:style-name="ce1" office:value-type="string" calcext:value-type="string">
            <text:p>LEON3</text:p>
          </table:table-cell>
          <table:table-cell table:style-name="ce1" office:value-type="string" calcext:value-type="string">
            <text:p>PRHS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2" table:formula="of:=58139.5/1757/100" office:value-type="float" office:value="0.330902105862265" calcext:value-type="float">
            <text:p>0,33</text:p>
          </table:table-cell>
          <table:table-cell table:style-name="ce2" table:formula="of:=78125/1757/[.G17]" office:value-type="float" office:value="0.635214245060574" calcext:value-type="float">
            <text:p>0,64</text:p>
          </table:table-cell>
          <table:table-cell table:style-name="ce2" table:formula="of:=32894.7/1757/[.G18]" office:value-type="float" office:value="0.249627774615822" calcext:value-type="float">
            <text:p>0,25</text:p>
          </table:table-cell>
          <table:table-cell table:style-name="ce2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00000" calcext:value-type="float">
            <text:p>500000</text:p>
          </table:table-cell>
          <table:table-cell table:style-name="ce2" table:formula="of:=54585.2/1757/100" office:value-type="float" office:value="0.310672737620945" calcext:value-type="float">
            <text:p>0,31</text:p>
          </table:table-cell>
          <table:table-cell table:style-name="ce2" table:formula="of:=77760.5/1757/[.G17]" office:value-type="float" office:value="0.632250589478819" calcext:value-type="float">
            <text:p>0,63</text:p>
          </table:table-cell>
          <table:table-cell table:style-name="ce2" table:formula="of:=32894.7/1757/[.G18]" office:value-type="float" office:value="0.249627774615822" calcext:value-type="float">
            <text:p>0,25</text:p>
          </table:table-cell>
          <table:table-cell table:style-name="ce2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2" table:formula="of:=53106.7/1757/100" office:value-type="float" office:value="0.302257825839499" calcext:value-type="float">
            <text:p>0,30</text:p>
          </table:table-cell>
          <table:table-cell table:style-name="ce2" table:formula="of:=77821/1757/[.G17]" office:value-type="float" office:value="0.632742499390194" calcext:value-type="float">
            <text:p>0,63</text:p>
          </table:table-cell>
          <table:table-cell table:style-name="ce2" table:formula="of:=33057.9/1757/[.G18]" office:value-type="float" office:value="0.25086624928856" calcext:value-type="float">
            <text:p>0,25</text:p>
          </table:table-cell>
          <table:table-cell table:style-name="ce2" table:number-columns-repeated="2"/>
          <table:table-cell table:style-name="ce2" office:value-type="float" office:value="100" calcext:value-type="float">
            <text:p>100,0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000000" calcext:value-type="float">
            <text:p>5000000</text:p>
          </table:table-cell>
          <table:table-cell table:style-name="ce2" table:formula="of:=53146.3/1757/[.G16]" office:value-type="float" office:value="0.302483210017075" calcext:value-type="float">
            <text:p>0,30</text:p>
          </table:table-cell>
          <table:table-cell table:style-name="ce2" table:formula="of:=77881.6/1757/[.G17]" office:value-type="float" office:value="0.633235222375803" calcext:value-type="float">
            <text:p>0,63</text:p>
          </table:table-cell>
          <table:table-cell table:style-name="ce2" table:formula="of:=33066.6/1757/[.G18]" office:value-type="float" office:value="0.250932270916335" calcext:value-type="float">
            <text:p>0,25</text:p>
          </table:table-cell>
          <table:table-cell table:style-name="ce2" table:number-columns-repeated="2"/>
          <table:table-cell table:style-name="ce2" office:value-type="float" office:value="70" calcext:value-type="float">
            <text:p>70,0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000000" calcext:value-type="float">
            <text:p>10000000</text:p>
          </table:table-cell>
          <table:table-cell table:style-name="ce2" table:formula="of:=54027.8/1757/[.G16]" office:value-type="float" office:value="0.307500284575982" calcext:value-type="float">
            <text:p>0,31</text:p>
          </table:table-cell>
          <table:table-cell table:style-name="ce2" table:formula="of:=77893.8/1757/[.G17]" office:value-type="float" office:value="0.633334417432312" calcext:value-type="float">
            <text:p>0,63</text:p>
          </table:table-cell>
          <table:table-cell table:style-name="ce2" table:formula="of:=32914.2/1757/[.G18]" office:value-type="float" office:value="0.249775754126352" calcext:value-type="float">
            <text:p>0,25</text:p>
          </table:table-cell>
          <table:table-cell table:style-name="ce2" table:number-columns-repeated="2"/>
          <table:table-cell table:style-name="ce2" office:value-type="float" office:value="75" calcext:value-type="float">
            <text:p>75,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46:37.435002504</meta:creation-date>
    <dc:date>2018-08-22T10:57:34.435855831</dc:date>
    <meta:editing-duration>PT10M57S</meta:editing-duration>
    <meta:editing-cycles>1</meta:editing-cycles>
    <meta:document-statistic meta:table-count="1" meta:cell-count="26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27cm" svg:height="9.696cm" xlink:href=".." xlink:type="simple" chart:class="chart:bar" chart:style-name="ch1">
        <chart:title svg:x="9.361cm" svg:y="0.329cm" chart:style-name="ch2">
          <text:p>Dhrystone</text:p>
        </chart:title>
        <chart:subtitle svg:x="4.135cm" svg:y="1.301cm" chart:style-name="ch3">
          <text:p>Direkter Vergleich der Systeme auf Grundlage der Dhystone-Benchmark</text:p>
        </chart:subtitle>
        <chart:legend chart:legend-position="end" svg:x="18.505cm" svg:y="4.051cm" style:legend-expansion="high" chart:style-name="ch4"/>
        <chart:plot-area chart:style-name="ch5" table:cell-range-address="Sheet1.A13:Sheet1.D18" chart:data-source-has-labels="both" svg:x="1.429cm" svg:y="2.177cm" svg:width="16.658cm" svg:height="6.345cm">
          <chartooo:coordinate-region svg:x="2.341cm" svg:y="2.377cm" svg:width="15.746cm" svg:height="5.498cm"/>
          <chart:axis chart:dimension="x" chart:name="primary-x" chart:style-name="ch6" chartooo:axis-type="auto">
            <chartooo:date-scale/>
            <chart:title svg:x="8.47cm" svg:y="8.715cm" chart:style-name="ch7">
              <text:p>Anzahl der Läufe</text:p>
            </chart:title>
            <chart:categories table:cell-range-address="Sheet1.A14:Sheet1.A18"/>
          </chart:axis>
          <chart:axis chart:dimension="y" chart:name="primary-y" chart:style-name="ch8">
            <chart:title svg:x="0.451cm" svg:y="6.279cm" chart:style-name="ch9">
              <text:p>DMIPS/MHz</text:p>
            </chart:title>
            <chart:grid chart:style-name="ch10" chart:class="major"/>
          </chart:axis>
          <chart:series chart:style-name="ch11" chart:values-cell-range-address="Sheet1.B14:Sheet1.B18" chart:label-cell-address="Sheet1.B13:Sheet1.B13" chart:class="chart:bar">
            <chart:data-point chart:repeated="5"/>
          </chart:series>
          <chart:series chart:style-name="ch12" chart:values-cell-range-address="Sheet1.C14:Sheet1.C18" chart:label-cell-address="Sheet1.C13:Sheet1.C13" chart:class="chart:bar">
            <chart:data-point chart:repeated="5"/>
          </chart:series>
          <chart:series chart:style-name="ch13" chart:values-cell-range-address="Sheet1.D14:Sheet1.D18" chart:label-cell-address="Sheet1.D13:Sheet1.D1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B13:Sheet1.B13</svg:desc>
                </draw:g>
              </table:table-cell>
              <table:table-cell office:value-type="string">
                <text:p>LEON3</text:p>
                <draw:g>
                  <svg:desc>Sheet1.C13:Sheet1.C13</svg:desc>
                </draw:g>
              </table:table-cell>
              <table:table-cell office:value-type="string">
                <text:p>PRHS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14:Sheet1.A18</svg:desc>
                </draw:g>
              </table:table-cell>
              <table:table-cell office:value-type="float" office:value="0.330902105862265">
                <text:p>0.330902105862265</text:p>
                <draw:g>
                  <svg:desc>Sheet1.B14:Sheet1.B18</svg:desc>
                </draw:g>
              </table:table-cell>
              <table:table-cell office:value-type="float" office:value="0.635214245060574">
                <text:p>0.635214245060574</text:p>
                <draw:g>
                  <svg:desc>Sheet1.C14:Sheet1.C18</svg:desc>
                </draw:g>
              </table:table-cell>
              <table:table-cell office:value-type="float" office:value="0.249627774615822">
                <text:p>0.249627774615822</text:p>
                <draw:g>
                  <svg:desc>Sheet1.D14:Sheet1.D18</svg:desc>
                </draw:g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310672737620945">
                <text:p>0.310672737620945</text:p>
              </table:table-cell>
              <table:table-cell office:value-type="float" office:value="0.632250589478819">
                <text:p>0.632250589478819</text:p>
              </table:table-cell>
              <table:table-cell office:value-type="float" office:value="0.249627774615822">
                <text:p>0.24962777461582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02257825839499">
                <text:p>0.302257825839499</text:p>
              </table:table-cell>
              <table:table-cell office:value-type="float" office:value="0.632742499390194">
                <text:p>0.632742499390194</text:p>
              </table:table-cell>
              <table:table-cell office:value-type="float" office:value="0.25086624928856">
                <text:p>0.25086624928856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302483210017075">
                <text:p>0.302483210017075</text:p>
              </table:table-cell>
              <table:table-cell office:value-type="float" office:value="0.633235222375803">
                <text:p>0.633235222375803</text:p>
              </table:table-cell>
              <table:table-cell office:value-type="float" office:value="0.250932270916335">
                <text:p>0.25093227091633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307500284575982">
                <text:p>0.307500284575982</text:p>
              </table:table-cell>
              <table:table-cell office:value-type="float" office:value="0.633334417432312">
                <text:p>0.633334417432312</text:p>
              </table:table-cell>
              <table:table-cell office:value-type="float" office:value="0.249775754126352">
                <text:p>0.249775754126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